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cccccc" fo:padding="0.0382in" fo:border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6e6e6" fo:padding="0.0382in" fo:border="0.0007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007in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e6" fo:padding="0.0382in" fo:border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e6e6e6" fo:padding="0.0382in" fo:border="0.0007in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e6e6e6" fo:padding="0.0382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e6e6e6" fo:padding="0.0382in" fo:border="0.0007in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e6e6e6" fo:padding="0.0382in" fo:border="0.0007in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ing a module Product manager</text:p>
      <text:list xml:id="list205541170" text:style-name="L1">
        <text:list-item>
          <text:p text:style-name="P2"><text:bookmark-start text:name="__DdeLink__2_2053382133"/>Creating the files<text:bookmark-end text:name="__DdeLink__2_2053382133"/></text:p>
          <text:p text:style-name="P2">- The first thing we are going to do to creating <text:span text:style-name="T1">custom</text:span> directory into <text:span text:style-name="T1">/sites/all/modules</text:span> to hold all custom module. Next, we are going to choose a name for module. I choose “<text:span text:style-name="T2">product_manager</text:span>” and creating directory into <text:span text:style-name="T1">/sites/all/modules/custom</text:span>.</text:p>
          <text:p text:style-name="P2">- The first file we will create is product_manager.info. The name file must match the module name. The basic information for <text:span text:style-name="T2">product_manager</text:span> module is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name = Product Manager</text:p>
            <text:p text:style-name="P1">description = Product manager</text:p>
            <text:p text:style-name="P1">package = Custom module</text:p>
            <text:p text:style-name="P1">core = 7.x</text:p>
            <text:p text:style-name="P1">files[] = product_manager.install</text:p>
            <text:p text:style-name="P1">files[] = product_manager.module</text:p>
          </table:table-cell>
        </table:table-row>
      </table:table>
      <text:list xml:id="list502870902" text:continue-numbering="true" text:style-name="L1">
        <text:list-header>
          <text:p text:style-name="P2">- As you can see, there are two files will be created in our module that are <text:span text:style-name="T1">product_manager.install</text:span> and <text:span text:style-name="T1">product_manager.module</text:span>.</text:p>
        </text:list-header>
        <text:list-item>
          <text:p text:style-name="P2">Writing source code for module</text:p>
          <text:list>
            <text:list-item>
              <text:p text:style-name="P2"><text:bookmark-start text:name="__DdeLink__14_2053382133"/>Creating a database table for module<text:bookmark-end text:name="__DdeLink__14_2053382133"/></text:p>
              <text:p text:style-name="P2">- We need to define hook_schema to creating a database table for module.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">&lt;?php</text:p>
            <text:p text:style-name="P1"/>
            <text:p text:style-name="P1">/**</text:p>
            <text:p text:style-name="P1"><text:s/>* Implement hook schema</text:p>
            <text:p text:style-name="P1"><text:s/>*/</text:p>
            <text:p text:style-name="P1">function product_manager_schema()</text:p>
            <text:p text:style-name="P1">{</text:p>
            <text:p text:style-name="P1"><text:s text:c="4"/>$schema['product'] = array(</text:p>
            <text:p text:style-name="P1"><text:s text:c="8"/>'description' =&gt; 'Store product',</text:p>
            <text:p text:style-name="P1"><text:s text:c="8"/>'fields' =&gt; array(</text:p>
            <text:p text:style-name="P1"><text:s text:c="12"/>'id' =&gt; array(</text:p>
            <text:p text:style-name="P1"><text:s text:c="16"/>'description' =&gt; t('My unique identifier'),</text:p>
            <text:p text:style-name="P1"><text:s text:c="16"/>'type' =&gt; 'serial',</text:p>
            <text:p text:style-name="P1"><text:s text:c="16"/>'length' =&gt; 11,</text:p>
            <text:p text:style-name="P1"><text:s text:c="16"/>'unsigned' =&gt; true,</text:p>
            <text:p text:style-name="P1"><text:s text:c="16"/>'not null' =&gt; true,</text:p>
            <text:p text:style-name="P1"><text:s text:c="12"/>),</text:p>
            <text:p text:style-name="P1"><text:s text:c="12"/>'cat_id' =&gt; array(</text:p>
            <text:p text:style-name="P1"><text:s text:c="16"/>'description' =&gt; t('Cat Product'),</text:p>
            <text:p text:style-name="P1"><text:s text:c="16"/>'type' =&gt; 'int',</text:p>
            <text:p text:style-name="P1"><text:s text:c="16"/>'length' =&gt; 11,</text:p>
            <text:p text:style-name="P1"><text:s text:c="16"/>'unsigned' =&gt; true,</text:p>
            <text:p text:style-name="P1"><text:s text:c="16"/>'not null' =&gt; true,</text:p>
            <text:p text:style-name="P1"><text:s text:c="12"/>),</text:p>
            <text:p text:style-name="P1"><text:s text:c="12"/>'name' =&gt; array(</text:p>
            <text:p text:style-name="P1"><text:s text:c="16"/>'description' =&gt; t('Name'),</text:p>
            <text:p text:style-name="P1"><text:s text:c="16"/>'type' =&gt; 'varchar',</text:p>
            <text:p text:style-name="P1"><text:s text:c="16"/>'length' =&gt; 255,</text:p>
            <text:p text:style-name="P1"><text:s text:c="16"/>'not null' =&gt; true,</text:p>
            <text:p text:style-name="P1"><text:s text:c="12"/>),</text:p>
            <text:p text:style-name="P1"><text:soft-page-break/><text:s text:c="12"/>'short_des' =&gt; array(</text:p>
            <text:p text:style-name="P1"><text:s text:c="16"/>'description' =&gt; t('Short Description'),</text:p>
            <text:p text:style-name="P1"><text:s text:c="16"/>'type' =&gt; 'text',</text:p>
            <text:p text:style-name="P1"><text:s text:c="16"/>'not null' =&gt; false,</text:p>
            <text:p text:style-name="P1"><text:s text:c="12"/>),</text:p>
            <text:p text:style-name="P1"><text:s text:c="12"/>'des' =&gt; array(</text:p>
            <text:p text:style-name="P1"><text:s text:c="16"/>'description' =&gt; t('Description'),</text:p>
            <text:p text:style-name="P1"><text:s text:c="16"/>'type' =&gt; 'text',</text:p>
            <text:p text:style-name="P1"><text:s text:c="16"/>'not null' =&gt; false,</text:p>
            <text:p text:style-name="P1"><text:s text:c="12"/>),</text:p>
            <text:p text:style-name="P1"><text:s text:c="12"/>'image' =&gt; array(</text:p>
            <text:p text:style-name="P1"><text:s text:c="16"/>'description' =&gt; t('Image'),</text:p>
            <text:p text:style-name="P1"><text:s text:c="16"/>'type' =&gt; 'varchar',</text:p>
            <text:p text:style-name="P1"><text:s text:c="16"/>'length' =&gt; 255,</text:p>
            <text:p text:style-name="P1"><text:s text:c="16"/>'not null' =&gt; false,</text:p>
            <text:p text:style-name="P1"><text:s text:c="12"/>),</text:p>
            <text:p text:style-name="P1"><text:s text:c="12"/>'published' =&gt; array(</text:p>
            <text:p text:style-name="P1"><text:s text:c="16"/>'description' =&gt; t('Published'),</text:p>
            <text:p text:style-name="P1"><text:s text:c="16"/>'type' =&gt; 'int',</text:p>
            <text:p text:style-name="P1"><text:s text:c="16"/>'length' =&gt; 1,</text:p>
            <text:p text:style-name="P1"><text:s text:c="16"/>'not null' =&gt; false,</text:p>
            <text:p text:style-name="P1"><text:s text:c="12"/>),</text:p>
            <text:p text:style-name="P1"><text:s text:c="12"/>'created' =&gt; array(</text:p>
            <text:p text:style-name="P1"><text:s text:c="16"/>'type' =&gt; 'datetime',</text:p>
            <text:p text:style-name="P1"><text:s text:c="16"/>'mysql_type' =&gt; 'DATETIME',</text:p>
            <text:p text:style-name="P1"><text:s text:c="16"/>'not null' =&gt; false,</text:p>
            <text:p text:style-name="P1"><text:s text:c="12"/>),</text:p>
            <text:p text:style-name="P1"><text:s text:c="8"/>),</text:p>
            <text:p text:style-name="P1"><text:s text:c="8"/>'primary key' =&gt; array('id'),</text:p>
            <text:p text:style-name="P1"><text:s text:c="4"/>);</text:p>
            <text:p text:style-name="P1"/>
            <text:p text:style-name="P1"><text:s text:c="4"/>return $schema;</text:p>
            <text:p text:style-name="P1">}</text:p>
          </table:table-cell>
        </table:table-row>
      </table:table>
      <text:list xml:id="list72026798" text:continue-numbering="true" text:style-name="L1">
        <text:list-item>
          <text:list>
            <text:list-header>
              <text:p text:style-name="P2">- The <text:span text:style-name="T1">hook_schema</text:span> of the source code above will be created a table product.</text:p>
            </text:list-header>
            <text:list-item>
              <text:p text:style-name="P2">Creating a product list page</text:p>
              <text:p text:style-name="P2"><text:bookmark-start text:name="__DdeLink__557_502580150"/>- The first thing we are going to do is creating menu item for product list page. We will use the <text:span text:style-name="T1">hook_menu</text:span> function in the file <text:span text:style-name="T1">product_mamanger.module</text:span>.<text:bookmark-end text:name="__DdeLink__557_502580150"/></text:p>
            </text:list-item>
          </text:list>
        </text:list-item>
      </text:list>
      <text:p text:style-name="Standard"><text:tab/><text:tab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/**</text:p>
            <text:p text:style-name="P1"><text:s/>* Implements hook_menu().</text:p>
            <text:p text:style-name="P1"><text:s/>*/</text:p>
            <text:p text:style-name="P1">function product_manager_menu()</text:p>
            <text:p text:style-name="P1">{</text:p>
            <text:p text:style-name="P1"><text:s text:c="4"/>$items = array();</text:p>
            <text:p text:style-name="P1"><text:s text:c="4"/>$items['admin/product/list'] = array(</text:p>
            <text:p text:style-name="P1"><text:s text:c="8"/>'title' =&gt; 'List of Product',</text:p>
            <text:p text:style-name="P1"><text:s text:c="8"/>'description' =&gt; 'Find and manage product.',</text:p>
            <text:p text:style-name="P1"><text:s text:c="8"/>'page callback' =&gt; '<text:bookmark-start text:name="__DdeLink__19_2053382133"/>drupal_get_form<text:bookmark-end text:name="__DdeLink__19_2053382133"/>',</text:p>
            <text:p text:style-name="P1"><text:soft-page-break/><text:s text:c="8"/>'access arguments' =&gt; array('list product manager'),</text:p>
            <text:p text:style-name="P1"><text:s text:c="8"/>'page arguments' =&gt; array('<text:bookmark-start text:name="__DdeLink__26_2053382133"/>_show_form_product_list<text:bookmark-end text:name="__DdeLink__26_2053382133"/>'),</text:p>
            <text:p text:style-name="P1"><text:s text:c="8"/>'position' =&gt; 'right',</text:p>
            <text:p text:style-name="P1"><text:s text:c="4"/>);</text:p>
            <text:p text:style-name="P1"><text:s text:c="4"/>return $items;</text:p>
            <text:p text:style-name="P1">}</text:p>
          </table:table-cell>
        </table:table-row>
      </table:table>
      <text:list xml:id="list908933599" text:continue-numbering="true" text:style-name="L1">
        <text:list-item>
          <text:list>
            <text:list-header>
              <text:p text:style-name="P2">- Explanation for key of the menu item above</text:p>
              <text:list>
                <text:list-header>
                  <text:p text:style-name="P2">+ <text:span text:style-name="T1">title</text:span> : A required field that represents the untranslated title of the menu item .</text:p>
                  <text:p text:style-name="P2">+ <text:span text:style-name="T1">page callback</text:span> : The function to call to display a web page when the user visits the path. </text:p>
                  <text:p text:style-name="P2">+ <text:span text:style-name="T1">page arguments </text:span>: An array of arguments to pass to the page callback function; integer values pass the corresponding URL component. </text:p>
                  <text:p text:style-name="P2">+ <text:span text:style-name="T1">access arguments</text:span> : An array of arguments to pass to the access callback function; integer values pass the corresponding URL component. <text:tab/><text:tab/></text:p>
                </text:list-header>
              </text:list>
              <text:p text:style-name="P2">- When we go to <text:a xlink:type="simple" xlink:href="http://drupal-thien.dev-research.sutrix.com/?q=admin/product/list">http://drupal-thien.dev-research.sutrix.com/?q=admin/product/list</text:a> Drupal will find and run function is indicated in the key <text:span text:style-name="T1">page callback</text:span>. And in this case that is <text:bookmark-start text:name="__DdeLink__24_2053382133"/><text:span text:style-name="T1">drupal_get_form</text:span><text:bookmark-end text:name="__DdeLink__24_2053382133"/>. The first parameter of <text:span text:style-name="T1">drupal_get_form </text:span>will be a form and the form will be taken from the result returned by the function <text:span text:style-name="T1">_show_form_product_list</text:span>.</text:p>
              <text:p text:style-name="P2">- The first thing of the function <text:span text:style-name="T1">_show_form_product_list </text:span>is define form filter</text:p>
            </text:list-header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">/**</text:p>
            <text:p text:style-name="P1"><text:s text:c="5"/>* @todo Show form Filter</text:p>
            <text:p text:style-name="P1"><text:s text:c="5"/>*/</text:p>
            <text:p text:style-name="P1"><text:s text:c="4"/>$form['filter'] = array(</text:p>
            <text:p text:style-name="P1"><text:s text:c="8"/>'#type' =&gt; 'fieldset',</text:p>
            <text:p text:style-name="P1"><text:s text:c="8"/>'#title' =&gt; t('Filter'),</text:p>
            <text:p text:style-name="P1"><text:s text:c="8"/>'#theme' =&gt; 'exposed_filters__node',</text:p>
            <text:p text:style-name="P1"><text:s text:c="4"/>);</text:p>
            <text:p text:style-name="P1"><text:s text:c="4"/>$form['filter']['name'] = array(</text:p>
            <text:p text:style-name="P1"><text:s text:c="8"/>'#type' =&gt; 'textfield',</text:p>
            <text:p text:style-name="P1"><text:s text:c="8"/>'#title' =&gt; t('Name'),</text:p>
            <text:p text:style-name="P1"><text:s text:c="8"/>'#default_value' =&gt; isset($_SESSION['name_product']) ? $_SESSION['name_product'] : '',</text:p>
            <text:p text:style-name="P1"><text:s text:c="4"/>);</text:p>
            <text:p text:style-name="P1"><text:s text:c="4"/>$form['filter']['published'] = array(</text:p>
            <text:p text:style-name="P1"><text:s text:c="8"/>'#type' =&gt; 'select',</text:p>
            <text:p text:style-name="P1"><text:s text:c="8"/>'#title' =&gt; t('Status'),</text:p>
            <text:p text:style-name="P1"><text:s text:c="8"/>'#options' =&gt; array(-1 =&gt; '-- Select Status --', 1 =&gt; 'Published', 0 =&gt; 'Unpublished'),</text:p>
            <text:p text:style-name="P1"><text:s text:c="8"/>'#default_value' =&gt; isset($_SESSION['published_product']) ? $_SESSION['published_product'] : -1,</text:p>
            <text:p text:style-name="P1"><text:s text:c="4"/>);</text:p>
            <text:p text:style-name="P1"><text:s text:c="4"/>$form['filter']['cat_id'] = array(</text:p>
            <text:p text:style-name="P1"><text:s text:c="8"/>'#type' =&gt; 'select',</text:p>
            <text:p text:style-name="P1"><text:s text:c="8"/>'#title' =&gt; t('Product Category'),</text:p>
            <text:p text:style-name="P1"><text:s text:c="8"/>'#options' =&gt; _get_option_category(),</text:p>
            <text:p text:style-name="P1"><text:s text:c="8"/>'#default_value' =&gt; isset($_SESSION['cat_id_product']) ? $_SESSION['cat_id_product'] : 0,</text:p>
            <text:p text:style-name="P1"><text:s text:c="4"/>);</text:p>
            <text:p text:style-name="P1"><text:s text:c="4"/>$form['filter']['submit'] = array(</text:p>
            <text:p text:style-name="P1"><text:s text:c="8"/>'#type' =&gt; 'submit',</text:p>
            <text:p text:style-name="P1"><text:s text:c="8"/>'#value' =&gt; t('Filter'),</text:p>
            <text:p text:style-name="P1"><text:soft-page-break/><text:s text:c="4"/>);</text:p>
            <text:p text:style-name="P1"><text:s text:c="4"/>$form['filter']['reset'] = array(</text:p>
            <text:p text:style-name="P1"><text:s text:c="8"/>'#type' =&gt; 'submit',</text:p>
            <text:p text:style-name="P1"><text:s text:c="8"/>'#value' =&gt; t('Reset'),</text:p>
            <text:p text:style-name="P1"><text:s text:c="8"/>'#submit' =&gt; array('<text:bookmark-start text:name="__DdeLink__553_502580150"/>product_reset_filter<text:bookmark-end text:name="__DdeLink__553_502580150"/>'),</text:p>
            <text:p text:style-name="P1"><text:s text:c="4"/>);</text:p>
          </table:table-cell>
        </table:table-row>
      </table:table>
      <text:list xml:id="list257831111" text:continue-numbering="true" text:style-name="L1">
        <text:list-item>
          <text:list>
            <text:list-header>
              <text:p text:style-name="P2">As you can see the filter form will be have a text box name, select box status, select box product category, button submit and button reset. <text:bookmark-start text:name="__DdeLink__555_502580150"/>The function that handles form submission<text:bookmark-end text:name="__DdeLink__555_502580150"/> can be assigned by setting the #submit property in the form. There is no function is assigned for button Submit and the function <text:span text:style-name="T1">product_reset_filter <text:s/></text:span>assigned for button Reset.</text:p>
            </text:list-header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">/**</text:p>
            <text:p text:style-name="P1"><text:s/>* Reset filter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/</text:p>
            <text:p text:style-name="P1">function product_reset_filter($form = array(), &amp;$form_state = array())</text:p>
            <text:p text:style-name="P1">{</text:p>
            <text:p text:style-name="P1"><text:s text:c="4"/>$_SESSION['name_product'] = '';</text:p>
            <text:p text:style-name="P1"><text:s text:c="4"/>$_SESSION['published_product'] = '';</text:p>
            <text:p text:style-name="P1"><text:s text:c="4"/>$_SESSION['cat_id_product'] = '';</text:p>
            <text:p text:style-name="P1">}</text:p>
          </table:table-cell>
        </table:table-row>
      </table:table>
      <text:list xml:id="list1964349610" text:continue-numbering="true" text:style-name="L1">
        <text:list-item>
          <text:list>
            <text:list-header>
              <text:p text:style-name="P2">- The second is define update form</text:p>
            </text:list-header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">/*</text:p>
            <text:p text:style-name="P1"><text:s text:c="5"/>* @todo Update Button</text:p>
            <text:p text:style-name="P1"><text:s text:c="5"/>*/</text:p>
            <text:p text:style-name="P1"><text:s text:c="4"/>$form['update'] = form_product_update($form, $form_state)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">/**</text:p>
            <text:p text:style-name="P1"><text:s/>* Show form update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 @return string</text:p>
            <text:p text:style-name="P1"><text:s/>*/</text:p>
            <text:p text:style-name="P1">function form_product_update($form = array(), &amp;$form_state = array())</text:p>
            <text:p text:style-name="P1">{</text:p>
            <text:p text:style-name="P1"><text:s text:c="4"/>$form = array();</text:p>
            <text:p text:style-name="P1"><text:s text:c="4"/>$form['options'] = array(</text:p>
            <text:p text:style-name="P1"><text:s text:c="8"/>'#type' =&gt; 'fieldset',</text:p>
            <text:p text:style-name="P1"><text:s text:c="8"/>'#title' =&gt; t('Update options'),</text:p>
            <text:p text:style-name="P1"><text:s text:c="8"/>'#attributes' =&gt; array('class' =&gt; array('container-inline')),</text:p>
            <text:p text:style-name="P1"><text:s text:c="4"/>);</text:p>
            <text:p text:style-name="P1"/>
            <text:p text:style-name="P1"><text:s text:c="4"/>$options = array('delete' =&gt; t('Delete'), 'publish' =&gt; t('Published'), 'unpublish' =&gt; t('Unpublished'));</text:p>
            <text:p text:style-name="P1"/>
            <text:p text:style-name="P1"><text:s text:c="4"/>$form['options']['operation'] = array(</text:p>
            <text:p text:style-name="P1"><text:soft-page-break/><text:s text:c="8"/>'#type' =&gt; 'select',</text:p>
            <text:p text:style-name="P1"><text:s text:c="8"/>'#title' =&gt; t('Operation'),</text:p>
            <text:p text:style-name="P1"><text:s text:c="8"/>'#title_display' =&gt; 'invisible',</text:p>
            <text:p text:style-name="P1"><text:s text:c="8"/>'#options' =&gt; $options,</text:p>
            <text:p text:style-name="P1"><text:s text:c="8"/>'#default_value' =&gt; 'approve',</text:p>
            <text:p text:style-name="P1"><text:s text:c="4"/>);</text:p>
            <text:p text:style-name="P1"><text:s text:c="4"/>$form['options']['submit'] = array(</text:p>
            <text:p text:style-name="P1"><text:s text:c="8"/>'#type' =&gt; 'submit',</text:p>
            <text:p text:style-name="P1"><text:s text:c="8"/>'#value' =&gt; t('Update'),</text:p>
            <text:p text:style-name="P1"><text:s text:c="8"/>'#validate' =&gt; array('product_update_validate'),</text:p>
            <text:p text:style-name="P1"><text:s text:c="8"/>'#submit' =&gt; array('product_update_submit'),</text:p>
            <text:p text:style-name="P1"><text:s text:c="4"/>);</text:p>
            <text:p text:style-name="P1"><text:s text:c="4"/>return $form;</text:p>
            <text:p text:style-name="P1">}</text:p>
          </table:table-cell>
        </table:table-row>
      </table:table>
      <text:list xml:id="list1372859903" text:continue-numbering="true" text:style-name="L1">
        <text:list-item>
          <text:list>
            <text:list-header>
              <text:p text:style-name="P2">The function that handles for update form submission will be delete or update status <text:s/>of product which is choose from the product list.</text:p>
            </text:list-header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">/**</text:p>
            <text:p text:style-name="P1"><text:s/>* Checking product is checked or not.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 @return int</text:p>
            <text:p text:style-name="P1"><text:s/>*/</text:p>
            <text:p text:style-name="P1">function product_update_validate($form, &amp;$form_state)</text:p>
            <text:p text:style-name="P1">{</text:p>
            <text:p text:style-name="P1"><text:s text:c="4"/>$isValid = 0;</text:p>
            <text:p text:style-name="P1"><text:s text:c="4"/>if (is_array($form_state['values']['products']) &amp;&amp; count($form_state['values']['products']) &gt; 0) {</text:p>
            <text:p text:style-name="P1"><text:s text:c="8"/>foreach ($form_state['values']['products'] as $k =&gt; $v) {</text:p>
            <text:p text:style-name="P1"><text:s text:c="12"/>if (!empty($v)) {</text:p>
            <text:p text:style-name="P1"><text:s text:c="16"/>$isValid = 1;</text:p>
            <text:p text:style-name="P1"><text:s text:c="12"/>}</text:p>
            <text:p text:style-name="P1"><text:s text:c="8"/>}</text:p>
            <text:p text:style-name="P1"><text:s text:c="4"/>}</text:p>
            <text:p text:style-name="P1"><text:s text:c="4"/>if (!$isValid) {</text:p>
            <text:p text:style-name="P1"><text:s text:c="8"/>drupal_set_message('Please choose each least one record.', 'error');</text:p>
            <text:p text:style-name="P1"><text:s text:c="4"/>}</text:p>
            <text:p text:style-name="P1"><text:s text:c="4"/>return $isValid;</text:p>
            <text:p text:style-name="P1">}</text:p>
            <text:p text:style-name="P1"/>
            <text:p text:style-name="P1">/**</text:p>
            <text:p text:style-name="P1"><text:s/>* excute operation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/</text:p>
            <text:p text:style-name="P1">function product_update_submit($form, &amp;$form_state)</text:p>
            <text:p text:style-name="P1">{</text:p>
            <text:p text:style-name="P1"><text:s text:c="4"/>$rst = array();</text:p>
            <text:p text:style-name="P1"><text:soft-page-break/><text:s text:c="4"/>//Get product Id</text:p>
            <text:p text:style-name="P1"><text:s text:c="4"/>$productIds = array();</text:p>
            <text:p text:style-name="P1"><text:s text:c="4"/>if (is_array($form_state['values']['products']) &amp;&amp; count($form_state['values']['products']) &gt; 0) {</text:p>
            <text:p text:style-name="P1"><text:s text:c="8"/>foreach ($form_state['values']['products'] as $k =&gt; $v) {</text:p>
            <text:p text:style-name="P1"><text:s text:c="12"/>if (!empty($v)) {</text:p>
            <text:p text:style-name="P1"><text:s text:c="16"/>$productIds[] = $v;</text:p>
            <text:p text:style-name="P1"><text:s text:c="12"/>}</text:p>
            <text:p text:style-name="P1"><text:s text:c="8"/>}</text:p>
            <text:p text:style-name="P1"><text:s text:c="4"/>}</text:p>
            <text:p text:style-name="P1"/>
            <text:p text:style-name="P1"><text:s text:c="4"/>//get operation</text:p>
            <text:p text:style-name="P1"><text:s text:c="4"/>$op = !empty($form_state['values']['operation']) ? $form_state['values']['operation'] : '';</text:p>
            <text:p text:style-name="P1"/>
            <text:p text:style-name="P1"><text:s text:c="4"/>if ($op == 'unpublish') {</text:p>
            <text:p text:style-name="P1"><text:s text:c="8"/>$rst = update_status_product($productIds, 0);</text:p>
            <text:p text:style-name="P1"><text:s text:c="4"/>} else if ($op == 'publish') {</text:p>
            <text:p text:style-name="P1"><text:s text:c="8"/>$rst = update_status_product($productIds, 1);</text:p>
            <text:p text:style-name="P1"><text:s text:c="4"/>} else if ($op == 'delete') {</text:p>
            <text:p text:style-name="P1"><text:s text:c="8"/>$rst = delete_product($productIds);</text:p>
            <text:p text:style-name="P1"><text:s text:c="4"/>}</text:p>
            <text:p text:style-name="P1"/>
            <text:p text:style-name="P1"><text:s text:c="4"/>if (is_array($rst) &amp;&amp; count($rst) &gt; 0) {</text:p>
            <text:p text:style-name="P1"><text:s text:c="8"/>drupal_set_message('Operation is success.');</text:p>
            <text:p text:style-name="P1"><text:s text:c="4"/>}</text:p>
            <text:p text:style-name="P1">}</text:p>
            <text:p text:style-name="P1"/>
            <text:p text:style-name="P1">/**</text:p>
            <text:p text:style-name="P1"><text:s/>* delete product</text:p>
            <text:p text:style-name="P1"><text:s/>*</text:p>
            <text:p text:style-name="P1"><text:s/>* @param type $productIds</text:p>
            <text:p text:style-name="P1"><text:s/>* @return int</text:p>
            <text:p text:style-name="P1"><text:s/>*/</text:p>
            <text:p text:style-name="P1">function delete_product($productIds = array())</text:p>
            <text:p text:style-name="P1">{</text:p>
            <text:p text:style-name="P1"><text:s text:c="4"/>global $user;</text:p>
            <text:p text:style-name="P1"/>
            <text:p text:style-name="P1"><text:s text:c="4"/>$isAllow = user_product_access('delete own product manager', $user) || user_product_access('delete any product manager', $user);</text:p>
            <text:p text:style-name="P1"/>
            <text:p text:style-name="P1"><text:s text:c="4"/>if (!$isAllow) {</text:p>
            <text:p text:style-name="P1"><text:s text:c="8"/>drupal_set_message(t("You don't have permission to delete."), 'error');</text:p>
            <text:p text:style-name="P1"><text:s text:c="8"/>drupal_goto('admin/product/list');</text:p>
            <text:p text:style-name="P1"><text:s text:c="4"/>}</text:p>
            <text:p text:style-name="P1"/>
            <text:p text:style-name="P1"><text:s text:c="4"/>$rst = array();</text:p>
            <text:p text:style-name="P1"><text:s text:c="4"/>if (is_array($productIds) &amp;&amp; count($productIds) &gt; 0) {</text:p>
            <text:p text:style-name="P1"><text:s text:c="8"/>foreach ($productIds as $id) {</text:p>
            <text:p text:style-name="P1"><text:s text:c="12"/>$isDeleted = $num_deleted = db_delete('product')</text:p>
            <text:p text:style-name="P1"><text:soft-page-break/><text:s text:c="20"/>-&gt;condition('id', $id)</text:p>
            <text:p text:style-name="P1"><text:s text:c="20"/>-&gt;execute();</text:p>
            <text:p text:style-name="P1"><text:s text:c="12"/>if ($isDeleted) {</text:p>
            <text:p text:style-name="P1"><text:s text:c="16"/>$rst[] = $id;</text:p>
            <text:p text:style-name="P1"><text:s text:c="12"/>}</text:p>
            <text:p text:style-name="P1"><text:s text:c="8"/>}</text:p>
            <text:p text:style-name="P1"><text:s text:c="4"/>}</text:p>
            <text:p text:style-name="P1"><text:s text:c="4"/>return $rst;</text:p>
            <text:p text:style-name="P1">}</text:p>
            <text:p text:style-name="P1"/>
            <text:p text:style-name="P1">/**</text:p>
            <text:p text:style-name="P1"><text:s/>* Update status product</text:p>
            <text:p text:style-name="P1"><text:s/>*</text:p>
            <text:p text:style-name="P1"><text:s/>* @param type $productIds</text:p>
            <text:p text:style-name="P1"><text:s/>* @param type $status</text:p>
            <text:p text:style-name="P1"><text:s/>* @return int</text:p>
            <text:p text:style-name="P1"><text:s/>*/</text:p>
            <text:p text:style-name="P1">function update_status_product($productIds = array(), $status = 0)</text:p>
            <text:p text:style-name="P1">{</text:p>
            <text:p text:style-name="P1"><text:s text:c="4"/>$rst = array();</text:p>
            <text:p text:style-name="P1"><text:s text:c="4"/>if (is_array($productIds) &amp;&amp; count($productIds) &gt; 0) {</text:p>
            <text:p text:style-name="P1"><text:s text:c="8"/>foreach ($productIds as $id) {</text:p>
            <text:p text:style-name="P1"><text:s text:c="12"/>$isUpdated = db_update('product') // Table name no longer needs {}</text:p>
            <text:p text:style-name="P1"><text:s text:c="20"/>-&gt;fields(array(</text:p>
            <text:p text:style-name="P1"><text:s text:c="24"/>'published' =&gt; $status,</text:p>
            <text:p text:style-name="P1"><text:s text:c="20"/>))</text:p>
            <text:p text:style-name="P1"><text:s text:c="20"/>-&gt;condition('id', $id, '=')</text:p>
            <text:p text:style-name="P1"><text:s text:c="20"/>-&gt;execute();</text:p>
            <text:p text:style-name="P1"><text:s text:c="12"/>if ($isUpdated) {</text:p>
            <text:p text:style-name="P1"><text:s text:c="16"/>$rst[] = $id;</text:p>
            <text:p text:style-name="P1"><text:s text:c="12"/>}</text:p>
            <text:p text:style-name="P1"><text:s text:c="8"/>}</text:p>
            <text:p text:style-name="P1"><text:s text:c="4"/>}</text:p>
            <text:p text:style-name="P1"><text:s text:c="4"/>return $rst;</text:p>
            <text:p text:style-name="P1">}</text:p>
          </table:table-cell>
        </table:table-row>
      </table:table>
      <text:list xml:id="list462188831" text:continue-numbering="true" text:style-name="L1">
        <text:list-item>
          <text:list>
            <text:list-header>
              <text:p text:style-name="P2">- The third will be get product list by filter and render table list product.</text:p>
              <text:p text:style-name="P2">- The entire source code of the function is below</text:p>
            </text:list-header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">/**</text:p>
            <text:p text:style-name="P1"><text:s/>* Show product list</text:p>
            <text:p text:style-name="P1"><text:s/>*</text:p>
            <text:p text:style-name="P1"><text:s/>* @global type $user</text:p>
            <text:p text:style-name="P1"><text:s/>* @param type $form</text:p>
            <text:p text:style-name="P1"><text:s/>* @param type $form_state</text:p>
            <text:p text:style-name="P1"><text:s/>* @return type</text:p>
            <text:p text:style-name="P1"><text:s/>*/</text:p>
            <text:p text:style-name="P1">function _show_form_product_list($form, &amp;$form_state)</text:p>
            <text:p text:style-name="P1">{</text:p>
            <text:p text:style-name="P1"><text:s text:c="4"/>/**</text:p>
            <text:p text:style-name="P1"><text:soft-page-break/><text:s text:c="5"/>* @todo Show form Filter</text:p>
            <text:p text:style-name="P1"><text:s text:c="5"/>*/</text:p>
            <text:p text:style-name="P1"><text:s text:c="4"/>$form['filter'] = array(</text:p>
            <text:p text:style-name="P1"><text:s text:c="8"/>'#type' =&gt; 'fieldset',</text:p>
            <text:p text:style-name="P1"><text:s text:c="8"/>'#title' =&gt; t('Filter'),</text:p>
            <text:p text:style-name="P1"><text:s text:c="8"/>'#theme' =&gt; 'exposed_filters__node',</text:p>
            <text:p text:style-name="P1"><text:s text:c="4"/>);</text:p>
            <text:p text:style-name="P1"><text:s text:c="4"/>$form['filter']['name'] = array(</text:p>
            <text:p text:style-name="P1"><text:s text:c="8"/>'#type' =&gt; 'textfield',</text:p>
            <text:p text:style-name="P1"><text:s text:c="8"/>'#title' =&gt; t('Name'),</text:p>
            <text:p text:style-name="P1"><text:s text:c="8"/>'#default_value' =&gt; isset($_SESSION['name_product']) ? $_SESSION['name_product'] : '',</text:p>
            <text:p text:style-name="P1"><text:s text:c="4"/>);</text:p>
            <text:p text:style-name="P1"><text:s text:c="4"/>$form['filter']['published'] = array(</text:p>
            <text:p text:style-name="P1"><text:s text:c="8"/>'#type' =&gt; 'select',</text:p>
            <text:p text:style-name="P1"><text:s text:c="8"/>'#title' =&gt; t('Status'),</text:p>
            <text:p text:style-name="P1"><text:s text:c="8"/>'#options' =&gt; array(-1 =&gt; '-- Select Status --', 1 =&gt; 'Published', 0 =&gt; 'Unpublished'),</text:p>
            <text:p text:style-name="P1"><text:s text:c="8"/>'#default_value' =&gt; isset($_SESSION['published_product']) ? $_SESSION['published_product'] : -1,</text:p>
            <text:p text:style-name="P1"><text:s text:c="4"/>);</text:p>
            <text:p text:style-name="P1"><text:s text:c="4"/>$form['filter']['cat_id'] = array(</text:p>
            <text:p text:style-name="P1"><text:s text:c="8"/>'#type' =&gt; 'select',</text:p>
            <text:p text:style-name="P1"><text:s text:c="8"/>'#title' =&gt; t('Product Category'),</text:p>
            <text:p text:style-name="P1"><text:s text:c="8"/>'#options' =&gt; _get_option_category(),</text:p>
            <text:p text:style-name="P1"><text:s text:c="8"/>'#default_value' =&gt; isset($_SESSION['cat_id_product']) ? $_SESSION['cat_id_product'] : 0,</text:p>
            <text:p text:style-name="P1"><text:s text:c="4"/>);</text:p>
            <text:p text:style-name="P1"><text:s text:c="4"/>$form['filter']['submit'] = array(</text:p>
            <text:p text:style-name="P1"><text:s text:c="8"/>'#type' =&gt; 'submit',</text:p>
            <text:p text:style-name="P1"><text:s text:c="8"/>'#value' =&gt; t('Filter'),</text:p>
            <text:p text:style-name="P1"><text:s text:c="4"/>);</text:p>
            <text:p text:style-name="P1"><text:s text:c="4"/>$form['filter']['reset'] = array(</text:p>
            <text:p text:style-name="P1"><text:s text:c="8"/>'#type' =&gt; 'submit',</text:p>
            <text:p text:style-name="P1"><text:s text:c="8"/>'#value' =&gt; t('Reset'),</text:p>
            <text:p text:style-name="P1"><text:s text:c="8"/>'#submit' =&gt; array('product_reset_filter'),</text:p>
            <text:p text:style-name="P1"><text:s text:c="4"/>);</text:p>
            <text:p text:style-name="P1"/>
            <text:p text:style-name="P1"/>
            <text:p text:style-name="P1"><text:s text:c="4"/>/*</text:p>
            <text:p text:style-name="P1"><text:s text:c="5"/>* @todo Update Button</text:p>
            <text:p text:style-name="P1"><text:s text:c="5"/>*/</text:p>
            <text:p text:style-name="P1"><text:s text:c="4"/>$form['update'] = form_product_update($form, $form_state);</text:p>
            <text:p text:style-name="P1"/>
            <text:p text:style-name="P1"><text:s text:c="4"/>global $user;</text:p>
            <text:p text:style-name="P1"><text:s text:c="4"/>$header = array(</text:p>
            <text:p text:style-name="P1"><text:s text:c="8"/>'name' =&gt; array('data' =&gt; t('Name'), 'field' =&gt; 'name', 'sort' =&gt; 'desc'),</text:p>
            <text:p text:style-name="P1"><text:s text:c="8"/>'cat_id' =&gt; array('data' =&gt; t('Category Name'), 'field' =&gt; 'cat_id', 'sort' =&gt; 'desc'),</text:p>
            <text:p text:style-name="P1"><text:s text:c="8"/>'published' =&gt; array('data' =&gt; t('Status'), 'field' =&gt; 'published')</text:p>
            <text:p text:style-name="P1"><text:s text:c="4"/>);</text:p>
            <text:p text:style-name="P1"><text:s text:c="4"/>$header['operations'] = array('data' =&gt; t('Actions'), 'style' =&gt; 'width: 60px;');</text:p>
            <text:p text:style-name="P1"><text:soft-page-break/></text:p>
            <text:p text:style-name="P1"><text:s text:c="4"/>$query = db_select('product', 'n')-&gt;extend('PagerDefault')-&gt;extend('TableSort');</text:p>
            <text:p text:style-name="P1"/>
            <text:p text:style-name="P1"><text:s text:c="4"/>//Filter by name</text:p>
            <text:p text:style-name="P1"><text:s text:c="4"/>if (isset($_SESSION['name_product']) &amp;&amp; !empty($_SESSION['name_product'])) {</text:p>
            <text:p text:style-name="P1"><text:s text:c="8"/>$query-&gt;condition('n.name', '%' . $_SESSION['name_product'] . '%', 'LIKE');</text:p>
            <text:p text:style-name="P1"><text:s text:c="4"/>}</text:p>
            <text:p text:style-name="P1"><text:s text:c="4"/>//Filter by published</text:p>
            <text:p text:style-name="P1"><text:s text:c="4"/>if (isset($_SESSION['published_product']) &amp;&amp; $_SESSION['published_product'] !== '' &amp;&amp; $_SESSION['published_product'] &gt;= 0) {</text:p>
            <text:p text:style-name="P1"><text:s text:c="8"/>$query-&gt;condition('n.published', $_SESSION['published_product'], '=');</text:p>
            <text:p text:style-name="P1"><text:s text:c="4"/>}</text:p>
            <text:p text:style-name="P1"><text:s text:c="4"/>//Filter by category product</text:p>
            <text:p text:style-name="P1"><text:s text:c="4"/>if (isset($_SESSION['cat_id_product']) &amp;&amp; !empty($_SESSION['cat_id_product']) &amp;&amp; $_SESSION['cat_id_product'] &gt; 0) {</text:p>
            <text:p text:style-name="P1"><text:s text:c="8"/>$query-&gt;condition('n.cat_id', $_SESSION['cat_id_product'], '=');</text:p>
            <text:p text:style-name="P1"><text:s text:c="4"/>}</text:p>
            <text:p text:style-name="P1"/>
            <text:p text:style-name="P1"><text:s text:c="4"/>$query-&gt;fields('n')-&gt;orderByHeader($header)-&gt;limit(10);</text:p>
            <text:p text:style-name="P1"/>
            <text:p text:style-name="P1"><text:s text:c="4"/>$result = $query-&gt;execute()-&gt;fetchAll();</text:p>
            <text:p text:style-name="P1"/>
            <text:p text:style-name="P1"><text:s text:c="4"/>$options = array();</text:p>
            <text:p text:style-name="P1"><text:s text:c="4"/>$destination = drupal_get_destination();</text:p>
            <text:p text:style-name="P1"/>
            <text:p text:style-name="P1"><text:s text:c="4"/>foreach ($result as $row) {</text:p>
            <text:p text:style-name="P1"><text:s text:c="8"/>$strHref = '';</text:p>
            <text:p text:style-name="P1"><text:s text:c="8"/>$cat = taxonomy_term_load($row-&gt;cat_id);</text:p>
            <text:p text:style-name="P1"><text:s text:c="8"/>$catName = '';</text:p>
            <text:p text:style-name="P1"><text:s text:c="8"/>if (is_object($cat)) {</text:p>
            <text:p text:style-name="P1"><text:s text:c="12"/>$catName = $cat-&gt;name;</text:p>
            <text:p text:style-name="P1"><text:s text:c="8"/>}</text:p>
            <text:p text:style-name="P1"/>
            <text:p text:style-name="P1"/>
            <text:p text:style-name="P1"><text:s text:c="8"/>$strHref .= '&lt;a href="/admin/product/edit/' . $row-&gt;id . '?destination=' . $destination['destination'] . '" title="' . t('Edit') . '"&gt;' . t('Edit') . '&lt;/a&gt;';</text:p>
            <text:p text:style-name="P1"><text:s text:c="8"/>$status = t('Unpublish');</text:p>
            <text:p text:style-name="P1"><text:s text:c="8"/>if ($row-&gt;published == 1)</text:p>
            <text:p text:style-name="P1"><text:s text:c="12"/>$status = t('Publish');</text:p>
            <text:p text:style-name="P1"/>
            <text:p text:style-name="P1"><text:s text:c="8"/>$options[$row-&gt;id] = array(</text:p>
            <text:p text:style-name="P1"><text:s text:c="12"/>'name' =&gt; $row-&gt;name,</text:p>
            <text:p text:style-name="P1"><text:s text:c="12"/>'cat_id' =&gt; $catName,</text:p>
            <text:p text:style-name="P1"><text:s text:c="12"/>'published' =&gt; $status,</text:p>
            <text:p text:style-name="P1"><text:s text:c="12"/>'operations' =&gt; $strHref</text:p>
            <text:p text:style-name="P1"><text:s text:c="8"/>);</text:p>
            <text:p text:style-name="P1"><text:s text:c="4"/>}</text:p>
            <text:p text:style-name="P1"/>
            <text:p text:style-name="P1"><text:soft-page-break/><text:s text:c="4"/>/**</text:p>
            <text:p text:style-name="P1"><text:s text:c="5"/>* @todo Submit Filter</text:p>
            <text:p text:style-name="P1"><text:s text:c="5"/>*/</text:p>
            <text:p text:style-name="P1"><text:s text:c="4"/>if (isset($form_state['input']['op']) == t('Filter')) {</text:p>
            <text:p text:style-name="P1"><text:s text:c="8"/>$_SESSION['name_product'] = $form_state['input']['name'];</text:p>
            <text:p text:style-name="P1"><text:s text:c="8"/>$_SESSION['published_product'] = $form_state['input']['published'];</text:p>
            <text:p text:style-name="P1"><text:s text:c="8"/>$_SESSION['cat_id_product'] = $form_state['input']['cat_id'];</text:p>
            <text:p text:style-name="P1"><text:s text:c="4"/>}</text:p>
            <text:p text:style-name="P1"/>
            <text:p text:style-name="P1"><text:s text:c="4"/>$form['products'] = array(</text:p>
            <text:p text:style-name="P1"><text:s text:c="8"/>'#type' =&gt; 'tableselect',</text:p>
            <text:p text:style-name="P1"><text:s text:c="8"/>'#header' =&gt; $header,</text:p>
            <text:p text:style-name="P1"><text:s text:c="8"/>'#options' =&gt; $options,</text:p>
            <text:p text:style-name="P1"><text:s text:c="8"/>'#empty' =&gt; t('No content available.'),</text:p>
            <text:p text:style-name="P1"><text:s text:c="4"/>);</text:p>
            <text:p text:style-name="P1"/>
            <text:p text:style-name="P1"><text:s text:c="4"/>$form['pager'] = array('#markup' =&gt; theme('pager'));</text:p>
            <text:p text:style-name="P1"><text:s text:c="4"/>return $form;</text:p>
            <text:p text:style-name="P1">}</text:p>
          </table:table-cell>
        </table:table-row>
      </table:table>
      <text:list xml:id="list739819220" text:continue-numbering="true" text:style-name="L1">
        <text:list-item>
          <text:list>
            <text:list-header>
              <text:p text:style-name="P2">- To added sub menu “Add Product” on the product list page we need to implement the hook hook_menu_local_tasks_alter</text:p>
            </text:list-header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/**</text:p>
            <text:p text:style-name="P1"><text:s/>* Implement hook_menu_local_tasks_alter</text:p>
            <text:p text:style-name="P1"><text:s/>* adding menu "Add Product" on page "List of Product"</text:p>
            <text:p text:style-name="P1"><text:s/>*</text:p>
            <text:p text:style-name="P1"><text:s/>* @param type $data</text:p>
            <text:p text:style-name="P1"><text:s/>* @param type $router_item</text:p>
            <text:p text:style-name="P1"><text:s/>* @param type $root_path</text:p>
            <text:p text:style-name="P1"><text:s/>*/</text:p>
            <text:p text:style-name="P1">function product_manager_menu_local_tasks_alter(&amp;$data, $router_item, $root_path)</text:p>
            <text:p text:style-name="P1">{</text:p>
            <text:p text:style-name="P1"><text:s text:c="4"/>switch ($root_path) {</text:p>
            <text:p text:style-name="P1"><text:s text:c="8"/>case 'admin/product/list' :</text:p>
            <text:p text:style-name="P1"><text:s text:c="12"/>$item = menu_get_item('admin/product/add');</text:p>
            <text:p text:style-name="P1"><text:s text:c="12"/>if ($item['access']) {</text:p>
            <text:p text:style-name="P1"><text:s text:c="16"/>$data['actions']['output'][] = array(</text:p>
            <text:p text:style-name="P1"><text:s text:c="20"/>'#theme' =&gt; 'menu_local_action',</text:p>
            <text:p text:style-name="P1"><text:s text:c="20"/>'#link' =&gt; $item,</text:p>
            <text:p text:style-name="P1"><text:s text:c="16"/>);</text:p>
            <text:p text:style-name="P1"><text:s text:c="12"/>}</text:p>
            <text:p text:style-name="P1"><text:s text:c="12"/>break;</text:p>
            <text:p text:style-name="P1"><text:s text:c="4"/>}</text:p>
            <text:p text:style-name="P1">}</text:p>
          </table:table-cell>
        </table:table-row>
      </table:table>
      <text:list xml:id="list949727303" text:continue-numbering="true" text:style-name="L1">
        <text:list-item>
          <text:list>
            <text:list-item>
              <text:p text:style-name="P2">Creating and editing product add page</text:p>
              <text:p text:style-name="P2">- The first thing we are going to do is creating menu item for product list page. We will use the <text:span text:style-name="T1">hook_menu</text:span> function in the file <text:span text:style-name="T1">product_mamanger.module</text:span>.</text:p>
            </text:list-item>
          </text:list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/**</text:p>
            <text:p text:style-name="P1"><text:soft-page-break/><text:s/>* Implements hook_menu().</text:p>
            <text:p text:style-name="P1"><text:s/>*/</text:p>
            <text:p text:style-name="P1">function product_manager_menu()</text:p>
            <text:p text:style-name="P1">{</text:p>
            <text:p text:style-name="P1"><text:s text:c="4"/>$items = array();</text:p>
            <text:p text:style-name="P1"><text:s text:c="4"/>$items['admin/product/add'] = array(</text:p>
            <text:p text:style-name="P1"><text:s text:c="8"/>'title' =&gt; 'Add Product',</text:p>
            <text:p text:style-name="P1"><text:s text:c="8"/>'page callback' =&gt; 'drupal_get_form',</text:p>
            <text:p text:style-name="P1"><text:s text:c="8"/>'page arguments' =&gt; array('_show_form_product_add'),</text:p>
            <text:p text:style-name="P1"><text:s text:c="8"/>'access arguments' =&gt; array('create product manager'),</text:p>
            <text:p text:style-name="P1"><text:s text:c="8"/>'type' =&gt; MENU_SUGGESTED_ITEM</text:p>
            <text:p text:style-name="P1"><text:s text:c="4"/>);</text:p>
            <text:p text:style-name="P1"/>
            <text:p text:style-name="P1"><text:s text:c="4"/>$items['admin/product/list'] = array(</text:p>
            <text:p text:style-name="P1"><text:s text:c="8"/>'title' =&gt; 'List of Product',</text:p>
            <text:p text:style-name="P1"><text:s text:c="8"/>'description' =&gt; 'Find and manage product.',</text:p>
            <text:p text:style-name="P1"><text:s text:c="8"/>'page callback' =&gt; 'drupal_get_form',</text:p>
            <text:p text:style-name="P1"><text:s text:c="8"/>'access arguments' =&gt; array('list product manager'),</text:p>
            <text:p text:style-name="P1"><text:s text:c="8"/>'page arguments' =&gt; array('_show_form_product_list'),</text:p>
            <text:p text:style-name="P1"><text:s text:c="8"/>'position' =&gt; 'right',</text:p>
            <text:p text:style-name="P1"><text:s text:c="4"/>);</text:p>
            <text:p text:style-name="P1"/>
            <text:p text:style-name="P1"><text:s text:c="4"/>$items['admin/product/edit/%'] = array(</text:p>
            <text:p text:style-name="P1"><text:s text:c="8"/>'title' =&gt; 'Edit Product',</text:p>
            <text:p text:style-name="P1"><text:s text:c="8"/>'page callback' =&gt; 'drupal_get_form',</text:p>
            <text:p text:style-name="P1"><text:s text:c="8"/>'page arguments' =&gt; array('<text:bookmark-start text:name="__DdeLink__563_502580150"/>_show_form_product_add<text:bookmark-end text:name="__DdeLink__563_502580150"/>'),</text:p>
            <text:p text:style-name="P1"><text:s text:c="8"/>'access arguments' =&gt; array('edit own product manager, edit any product manager'),</text:p>
            <text:p text:style-name="P1"><text:s text:c="8"/>'type' =&gt; MENU_SUGGESTED_ITEM</text:p>
            <text:p text:style-name="P1"><text:s text:c="4"/>);</text:p>
            <text:p text:style-name="P1"/>
            <text:p text:style-name="P1"><text:s text:c="4"/>return $items;</text:p>
            <text:p text:style-name="P1">}</text:p>
          </table:table-cell>
        </table:table-row>
      </table:table>
      <text:list xml:id="list345520163" text:continue-numbering="true" text:style-name="L1">
        <text:list-item>
          <text:list>
            <text:list-header>
              <text:p text:style-name="P2">- When we go to <text:a xlink:type="simple" xlink:href="http://drupal-thien.dev-research.sutrix.com/?q=admin/product/list">http://drupal-thien.dev-research.sutrix.com/?q=admin/product/add</text:a> Drupal will find and run function is indicated in the key <text:span text:style-name="T1">page callback</text:span>. And in this case that is <text:bookmark-start text:name="__DdeLink__24_20533821331"/><text:span text:style-name="T1">drupal_get_form</text:span><text:bookmark-end text:name="__DdeLink__24_20533821331"/>. The first parameter of <text:span text:style-name="T1">drupal_get_form </text:span>will be a form and the form will be taken from the result returned by the function <text:span text:style-name="T1">_show_form_product_add</text:span>. The function will be process for add and edit action.</text:p>
            </text:list-header>
          </text:list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/**</text:p>
            <text:p text:style-name="P1"><text:s/>* Build and show form add product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 @return type</text:p>
            <text:p text:style-name="P1"><text:s/>*/</text:p>
            <text:p text:style-name="P1">function _show_form_product_add($form, &amp;$form_state)</text:p>
            <text:p text:style-name="P1">{</text:p>
            <text:p text:style-name="P1"><text:s text:c="4"/>$idProduct = arg(3);</text:p>
            <text:p text:style-name="P1"><text:s text:c="4"/>$idProduct = !empty($idProduct) ? $idProduct : 0;</text:p>
            <text:p text:style-name="P1"><text:soft-page-break/></text:p>
            <text:p text:style-name="P1"><text:s text:c="4"/>$result = db_select('product', 'p')</text:p>
            <text:p text:style-name="P1"><text:s text:c="12"/>-&gt;fields('p')</text:p>
            <text:p text:style-name="P1"><text:s text:c="12"/>-&gt;condition('p.id', $idProduct, '=')</text:p>
            <text:p text:style-name="P1"><text:s text:c="12"/>-&gt;execute()</text:p>
            <text:p text:style-name="P1"><text:s text:c="12"/>-&gt;fetchAssoc();</text:p>
            <text:p text:style-name="P1"/>
            <text:p text:style-name="P1"><text:s text:c="4"/>$form['name'] = array(</text:p>
            <text:p text:style-name="P1"><text:s text:c="8"/>'#type' =&gt; 'textfield',</text:p>
            <text:p text:style-name="P1"><text:s text:c="8"/>'#title' =&gt; t('Name'),</text:p>
            <text:p text:style-name="P1"><text:s text:c="8"/>'#required' =&gt; TRUE,</text:p>
            <text:p text:style-name="P1"><text:s text:c="8"/>'#default_value' =&gt; !empty($result['name']) ? $result['name'] : ''</text:p>
            <text:p text:style-name="P1"><text:s text:c="4"/>);</text:p>
            <text:p text:style-name="P1"/>
            <text:p text:style-name="P1"><text:s text:c="4"/>$form['cat_id'] = array(</text:p>
            <text:p text:style-name="P1"><text:s text:c="8"/>'#type' =&gt; 'select',</text:p>
            <text:p text:style-name="P1"><text:s text:c="8"/>'#title' =&gt; t('Product category'),</text:p>
            <text:p text:style-name="P1"><text:s text:c="8"/>'#options' =&gt; _get_option_category(),</text:p>
            <text:p text:style-name="P1"><text:s text:c="8"/>'#required' =&gt; TRUE,</text:p>
            <text:p text:style-name="P1"><text:s text:c="8"/>'#default_value' =&gt; !empty($result['cat_id']) ? $result['cat_id'] : ''</text:p>
            <text:p text:style-name="P1"><text:s text:c="4"/>);</text:p>
            <text:p text:style-name="P1"><text:s text:c="4"/>$form['short_des'] = array(</text:p>
            <text:p text:style-name="P1"><text:s text:c="8"/>'#type' =&gt; 'textarea',</text:p>
            <text:p text:style-name="P1"><text:s text:c="8"/>'#title' =&gt; t('Short description'),</text:p>
            <text:p text:style-name="P1"><text:s text:c="8"/>'#default_value' =&gt; !empty($result['short_des']) ? $result['short_des'] : ''</text:p>
            <text:p text:style-name="P1"><text:s text:c="4"/>);</text:p>
            <text:p text:style-name="P1"><text:s text:c="4"/>$form['des'] = array(</text:p>
            <text:p text:style-name="P1"><text:s text:c="8"/>'#type' =&gt; 'text_format',</text:p>
            <text:p text:style-name="P1"><text:s text:c="8"/>'#format' =&gt; 'full_html',</text:p>
            <text:p text:style-name="P1"><text:s text:c="8"/>'#title' =&gt; t('Description'),</text:p>
            <text:p text:style-name="P1"><text:s text:c="8"/>'#default_value' =&gt; !empty($result['des']) ? $result['des'] : ''</text:p>
            <text:p text:style-name="P1"><text:s text:c="4"/>);</text:p>
            <text:p text:style-name="P1"><text:s text:c="4"/>$form['image'] = array(</text:p>
            <text:p text:style-name="P1"><text:s text:c="8"/>'#name' =&gt; 'image',</text:p>
            <text:p text:style-name="P1"><text:s text:c="8"/>'#title' =&gt; t('Image'),</text:p>
            <text:p text:style-name="P1"><text:s text:c="8"/>'#type' =&gt; 'managed_file',</text:p>
            <text:p text:style-name="P1"><text:s text:c="8"/>'#upload_location' =&gt; 'public://',</text:p>
            <text:p text:style-name="P1"><text:s text:c="8"/>'#default_value' =&gt; !empty($result['image']) ? $result['image'] : ''</text:p>
            <text:p text:style-name="P1"><text:s text:c="4"/>);</text:p>
            <text:p text:style-name="P1"><text:s text:c="4"/>$form['published'] = array(</text:p>
            <text:p text:style-name="P1"><text:s text:c="8"/>'#type' =&gt; 'checkbox',</text:p>
            <text:p text:style-name="P1"><text:s text:c="8"/>'#title' =&gt; t('Published'),</text:p>
            <text:p text:style-name="P1"><text:s text:c="8"/>'#default_value' =&gt; !empty($result['published']) ? $result['published'] : ''</text:p>
            <text:p text:style-name="P1"><text:s text:c="4"/>);</text:p>
            <text:p text:style-name="P1"><text:s text:c="4"/>$form['submit'] = array(</text:p>
            <text:p text:style-name="P1"><text:s text:c="8"/>'#type' =&gt; 'submit',</text:p>
            <text:p text:style-name="P1"><text:s text:c="8"/>'#title' =&gt; t('Save'),</text:p>
            <text:p text:style-name="P1"><text:s text:c="8"/>'#value' =&gt; t('Save'),</text:p>
            <text:p text:style-name="P1"><text:soft-page-break/><text:s text:c="4"/>);</text:p>
            <text:p text:style-name="P1"/>
            <text:p text:style-name="P1"><text:s text:c="4"/>$form['#submit'] = array('<text:bookmark-start text:name="__DdeLink__567_502580150"/>_show_form_product_add_submit'<text:bookmark-end text:name="__DdeLink__567_502580150"/>);</text:p>
            <text:p text:style-name="P1"><text:s text:c="4"/>$form['#theme'] = '<text:bookmark-start text:name="__DdeLink__565_502580150"/>product_manager_add_theme<text:bookmark-end text:name="__DdeLink__565_502580150"/>';</text:p>
            <text:p text:style-name="P1"><text:s text:c="4"/>return $form;</text:p>
            <text:p text:style-name="P1">}</text:p>
          </table:table-cell>
        </table:table-row>
      </table:table>
      <text:p text:style-name="Standard"><text:tab/>This form is using theme function <text:span text:style-name="T1">product_manager_add_theme <text:s/></text:span>is indicated in key #theme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/**</text:p>
            <text:p text:style-name="P1"><text:s/>* Implement hook_theme</text:p>
            <text:p text:style-name="P1"><text:s/>*/</text:p>
            <text:p text:style-name="P1">function product_manager_theme()</text:p>
            <text:p text:style-name="P1">{</text:p>
            <text:p text:style-name="P1"><text:s text:c="4"/>return array(</text:p>
            <text:p text:style-name="P1"><text:s text:c="8"/>'product_manager_add_theme' =&gt; array(</text:p>
            <text:p text:style-name="P1"><text:s text:c="12"/>'path' =&gt; drupal_get_path('module', 'product_manager'),</text:p>
            <text:p text:style-name="P1"><text:s text:c="12"/>'render element' =&gt; 'form',</text:p>
            <text:p text:style-name="P1"><text:s text:c="12"/>'template' =&gt; 'templates/product_manager_add_theme',</text:p>
            <text:p text:style-name="P1"><text:s text:c="8"/>),</text:p>
            <text:p text:style-name="P1"><text:s text:c="4"/>);</text:p>
            <text:p text:style-name="P1">}</text:p>
          </table:table-cell>
        </table:table-row>
      </table:table>
      <text:p text:style-name="Standard"><text:tab/>The function hadle for submission form is <text:span text:style-name="T1">_show_form_product_add_submit'</text:span>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/**</text:p>
            <text:p text:style-name="P1"><text:s/>* Get data from POST and saving to table product</text:p>
            <text:p text:style-name="P1"><text:s/>*</text:p>
            <text:p text:style-name="P1"><text:s/>* @param type $form</text:p>
            <text:p text:style-name="P1"><text:s/>* @param type $form_state</text:p>
            <text:p text:style-name="P1"><text:s/>* @return type</text:p>
            <text:p text:style-name="P1"><text:s/>*/</text:p>
            <text:p text:style-name="P1">function _show_form_product_add_submit($form, &amp;$form_state)</text:p>
            <text:p text:style-name="P1">{</text:p>
            <text:p text:style-name="P1"><text:s text:c="4"/>$idProduct = arg(3);</text:p>
            <text:p text:style-name="P1"><text:s text:c="4"/>$idProduct = !empty($idProduct) ? $idProduct : 0;</text:p>
            <text:p text:style-name="P1"/>
            <text:p text:style-name="P1"><text:s text:c="4"/>if (is_numeric($form_state['values']['image'])) {</text:p>
            <text:p text:style-name="P1"><text:s text:c="8"/>$file = file_load($form_state['values']['image']);</text:p>
            <text:p text:style-name="P1"><text:s text:c="8"/>if ($file) {</text:p>
            <text:p text:style-name="P1"><text:s text:c="12"/>file_save($file);</text:p>
            <text:p text:style-name="P1"><text:s text:c="8"/>}</text:p>
            <text:p text:style-name="P1"><text:s text:c="4"/>}</text:p>
            <text:p text:style-name="P1"/>
            <text:p text:style-name="P1"><text:s text:c="4"/>if (empty($idProduct)) {</text:p>
            <text:p text:style-name="P1"><text:s text:c="8"/>$rst = db_insert('product')</text:p>
            <text:p text:style-name="P1"><text:s text:c="16"/>-&gt;fields(array('name', 'cat_id', 'short_des', 'des', 'image', 'published', 'created'))</text:p>
            <text:p text:style-name="P1"><text:s text:c="16"/>-&gt;values(array(</text:p>
            <text:p text:style-name="P1"><text:s text:c="20"/>'name' =&gt; $form_state['values']['name'],</text:p>
            <text:p text:style-name="P1"><text:s text:c="20"/>'cat_id' =&gt; $form_state['values']['cat_id'],</text:p>
            <text:p text:style-name="P1"><text:s text:c="20"/>'short_des' =&gt; $form_state['values']['short_des'],</text:p>
            <text:p text:style-name="P1"><text:soft-page-break/><text:s text:c="20"/>'des' =&gt; $form_state['values']['des']['value'],</text:p>
            <text:p text:style-name="P1"><text:s text:c="20"/>'image' =&gt; isset($file-&gt;fid) ? $file-&gt;fid : '',</text:p>
            <text:p text:style-name="P1"><text:s text:c="20"/>'published' =&gt; $form_state['values']['published'],</text:p>
            <text:p text:style-name="P1"><text:s text:c="20"/>'created' =&gt; format_date(time(), 'custom', 'Y-m-d H:i:s')</text:p>
            <text:p text:style-name="P1"><text:s text:c="16"/>))</text:p>
            <text:p text:style-name="P1"><text:s text:c="16"/>-&gt;execute();</text:p>
            <text:p text:style-name="P1"><text:s text:c="4"/>} else {</text:p>
            <text:p text:style-name="P1"><text:s text:c="8"/>//Update product</text:p>
            <text:p text:style-name="P1"><text:s text:c="8"/>$rst = db_update('product')</text:p>
            <text:p text:style-name="P1"><text:s text:c="16"/>-&gt;fields(array(</text:p>
            <text:p text:style-name="P1"><text:s text:c="20"/>'name' =&gt; $form_state['values']['name'],</text:p>
            <text:p text:style-name="P1"><text:s text:c="20"/>'cat_id' =&gt; $form_state['values']['cat_id'],</text:p>
            <text:p text:style-name="P1"><text:s text:c="20"/>'short_des' =&gt; $form_state['values']['short_des'],</text:p>
            <text:p text:style-name="P1"><text:s text:c="20"/>'des' =&gt; $form_state['values']['des']['value'],</text:p>
            <text:p text:style-name="P1"><text:s text:c="20"/>'image' =&gt; isset($file-&gt;fid) ? $file-&gt;fid : '',</text:p>
            <text:p text:style-name="P1"><text:s text:c="20"/>'published' =&gt; $form_state['values']['published'],</text:p>
            <text:p text:style-name="P1"><text:s text:c="16"/>))</text:p>
            <text:p text:style-name="P1"><text:s text:c="16"/>-&gt;condition('id', $idProduct, '=')</text:p>
            <text:p text:style-name="P1"><text:s text:c="16"/>-&gt;execute();</text:p>
            <text:p text:style-name="P1"><text:s text:c="4"/>}</text:p>
            <text:p text:style-name="P1"/>
            <text:p text:style-name="P1"><text:s text:c="4"/>if ($rst) {</text:p>
            <text:p text:style-name="P1"><text:s text:c="8"/>drupal_set_message('Saving is success.');</text:p>
            <text:p text:style-name="P1"><text:s text:c="8"/>drupal_goto('admin/product/list');</text:p>
            <text:p text:style-name="P1"><text:s text:c="4"/>} else {</text:p>
            <text:p text:style-name="P1"><text:s text:c="8"/>drupal_set_message('Saving is fail.');</text:p>
            <text:p text:style-name="P1"><text:s text:c="4"/>}</text:p>
            <text:p text:style-name="P1"/>
            <text:p text:style-name="P1"><text:s text:c="4"/>return $rst;</text:p>
            <text:p text:style-name="P1">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 Thien</meta:initial-creator>
    <meta:creation-date>2013-05-30T10:43:55</meta:creation-date>
    <dc:date>2013-05-30T17:53:56</dc:date>
    <dc:creator>Le Thien</dc:creator>
    <meta:editing-duration>PT7H9M51S</meta:editing-duration>
    <meta:editing-cycles>133</meta:editing-cycles>
    <meta:generator>LibreOffice/3.3$Linux LibreOffice_project/330m19$Build-401</meta:generator>
    <meta:document-statistic meta:table-count="14" meta:image-count="0" meta:object-count="0" meta:page-count="14" meta:paragraph-count="584" meta:word-count="2262" meta:character-count="20856"/>
  </office:meta>
</office:document-meta>
</file>